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bdc" officeooo:paragraph-rsid="000cabdc"/>
    </style:style>
    <style:style style:name="P2" style:family="paragraph" style:parent-style-name="Standard">
      <style:text-properties officeooo:rsid="000dc42d" officeooo:paragraph-rsid="000dc42d"/>
    </style:style>
    <style:style style:name="P3" style:family="paragraph" style:parent-style-name="Standard">
      <style:text-properties officeooo:rsid="000dc42d" officeooo:paragraph-rsid="000dc42d"/>
    </style:style>
    <style:style style:name="P4" style:family="paragraph" style:parent-style-name="Standard">
      <style:text-properties officeooo:rsid="00126a30" officeooo:paragraph-rsid="00126a30"/>
    </style:style>
    <style:style style:name="P5" style:family="paragraph" style:parent-style-name="Standard">
      <style:text-properties officeooo:rsid="00143661" officeooo:paragraph-rsid="00143661"/>
    </style:style>
    <style:style style:name="T1" style:family="text">
      <style:text-properties officeooo:rsid="000da1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uwanie pythona</text:p>
      <text:p text:style-name="P1"/>
      <text:p text:style-name="P1">sudo apt purge python3.6-minimal</text:p>
      <text:p text:style-name="P1"/>
      <text:p text:style-name="P1"/>
      <text:p text:style-name="P1">Instalacja dowolnej wersji pythona</text:p>
      <text:p text:style-name="P1"/>
      <text:p text:style-name="P1"><text:span text:style-name="T1">sudo </text:span>apt-get install software-properties-common</text:p>
      <text:p text:style-name="P1"/>
      <text:p text:style-name="P1">sudo add-apt-repository ppa:deadsnakes/ppa</text:p>
      <text:p text:style-name="P1">sudo apt-get update</text:p>
      <text:p text:style-name="P1">sudo apt-get install python3.5</text:p>
      <text:p text:style-name="P1"/>
      <text:p text:style-name="P1"/>
      <text:p text:style-name="P1"/>
      <text:p text:style-name="P1"/>
      <text:p text:style-name="P1"># zmiana zmiennej srodowiskowej</text:p>
      <text:p text:style-name="P1">A simple safe way would be to use an alias. Place this into ~/.bashrc or ~/.bash_aliases file:</text:p>
      <text:p text:style-name="P1"/>
      <text:p text:style-name="P1">alias python=python3</text:p>
      <text:p text:style-name="P1"/>
      <text:p text:style-name="P1">After adding the above in the file, run source ~/.bashrc or source ~/.bash_aliases.</text:p>
      <text:p text:style-name="P1"/>
      <text:p text:style-name="P2">#instalacja pip dla danej wersji pythona</text:p>
      <text:p text:style-name="P2">sudo apt-get install python3.5 python3.5-dev</text:p>
      <text:p text:style-name="P2">sudo curl https://bootstrap.pypa.io/ez_setup.py -o - | sudo python3.5</text:p>
      <text:p text:style-name="P2">sudo easy_install pip</text:p>
      <text:p text:style-name="P2"/>
      <text:p text:style-name="P4"># specyfikacja kernel dla jupyter</text:p>
      <text:p text:style-name="P5">pip3 install jupyter</text:p>
      <text:p text:style-name="P5">sudo ipython3 kernel install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7:51:20.742056027</meta:creation-date>
    <dc:date>2018-12-08T14:02:48.151743888</dc:date>
    <meta:editing-duration>PT17M49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94" meta:character-count="703" meta:non-whitespace-character-count="627"/>
  </office:meta>
</office:document-meta>
</file>